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761cm"/>
    </style:style>
    <style:style style:name="co6" style:family="table-column">
      <style:table-column-properties fo:break-before="auto" style:column-width="7.938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15.886cm"/>
    </style:style>
    <style:style style:name="co9" style:family="table-column">
      <style:table-column-properties fo:break-before="auto" style:column-width="12.74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8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9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1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31" style:family="table-cell" style:parent-style-name="Default" style:data-style-name="N10122"/>
    <style:style style:name="ce16" style:family="table-cell" style:parent-style-name="Default" style:data-style-name="N1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7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0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38" style:family="table-cell" style:parent-style-name="Default" style:data-style-name="N10000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1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6" style:family="table-cell" style:parent-style-name="Default" style:data-style-name="N1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0" style:family="table-cell" style:parent-style-name="Default" style:data-style-name="N10121">
      <style:table-cell-properties fo:border-bottom="none" fo:border-left="none" fo:border-right="none" fo:border-top="0.74pt double #000000" style:border-line-width-top="0.009cm 0.009cm 0.009cm"/>
    </style:style>
    <style:style style:name="ce33" style:family="table-cell" style:parent-style-name="Default" style:data-style-name="N10121">
      <style:text-properties fo:font-weight="bold" style:font-weight-asian="bold" style:font-weight-complex="bold"/>
    </style:style>
    <style:style style:name="ce5" style:family="table-cell" style:parent-style-name="Default" style:data-style-name="N10121"/>
    <style:style style:name="ce53" style:family="table-cell" style:parent-style-name="Default" style:data-style-name="N1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54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51" style:family="table-cell" style:parent-style-name="Default" style:data-style-name="N10121">
      <style:table-cell-properties fo:border="none"/>
    </style:style>
    <style:style style:name="ce57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fo:color="#c9211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58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order-bottom="0.74pt solid #000000" fo:background-color="#5eb91e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64" style:family="table-cell" style:parent-style-name="Default">
      <style:table-cell-properties fo:border-bottom="none" fo:background-color="#ffffff" fo:border-left="none" fo:border-right="none" fo:border-top="0.74pt double #000000" style:border-line-width-top="0.009cm 0.009cm 0.009cm"/>
    </style:style>
    <style:style style:name="ce65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/>
    </style:style>
    <style:style style:name="ce67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37" style:family="table-cell" style:parent-style-name="Default" style:data-style-name="N10122">
      <style:table-cell-properties fo:background-color="#ffffff"/>
    </style:style>
    <style:style style:name="ce69" style:family="table-cell" style:parent-style-name="Default" style:data-style-name="N10122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1" style:family="table-cell" style:parent-style-name="Default" style:data-style-name="N10122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42" style:family="table-cell" style:parent-style-name="Default" style:data-style-name="N10121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43" style:family="table-cell" style:parent-style-name="Default" style:data-style-name="N10121">
      <style:table-cell-properties fo:background-color="#ffffff"/>
      <style:text-properties fo:font-weight="bold" style:font-weight-asian="bold" style:font-weight-complex="bold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73" style:family="table-cell" style:parent-style-name="Default" style:data-style-name="N10121">
      <style:table-cell-properties fo:border-bottom="none" fo:background-color="#ffffff" fo:border-left="none" fo:border-right="none" fo:border-top="0.74pt double #000000" style:border-line-width-top="0.009cm 0.009cm 0.009cm"/>
    </style:style>
    <style:style style:name="ce74" style:family="table-cell" style:parent-style-name="Default" style:data-style-name="N10121">
      <style:table-cell-properties fo:background-color="#ffffff"/>
    </style:style>
    <style:style style:name="ce45" style:family="table-cell" style:parent-style-name="Default" style:data-style-name="N10121">
      <style:table-cell-properties fo:background-color="#ffffff"/>
    </style:style>
    <style:style style:name="ce76" style:family="table-cell" style:parent-style-name="Default" style:data-style-name="N10121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77" style:family="table-cell" style:parent-style-name="Default" style:data-style-name="N10121">
      <style:table-cell-properties fo:background-color="#ffffff" fo:border="none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78" style:family="table-cell" style:parent-style-name="Default" style:data-style-name="N10121">
      <style:table-cell-properties fo:background-color="#ffffff" fo:border="none"/>
    </style:style>
    <style:style style:name="ce79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52" style:family="table-cell" style:parent-style-name="Default">
      <style:table-cell-properties fo:background-color="#ffffff"/>
      <style:text-properties fo:color="#c9211e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7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CB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icoXpander Simple Digital IO PCB Bill of Materials</text:p>
          </table:table-cell>
          <table:covered-table-cell table:number-columns-repeated="3"/>
          <table:covered-table-cell table:style-name="ce31"/>
          <table:covered-table-cell table:style-name="ce5"/>
          <table:covered-table-cell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Quantity</text:p>
          </table:table-cell>
          <table:table-cell table:style-name="ce16" office:value-type="string" calcext:value-type="string">
            <text:p>Unit Cost</text:p>
          </table:table-cell>
          <table:table-cell table:style-name="ce53" office:value-type="string" calcext:value-type="string">
            <text:p>Total Cos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Second</text:p>
            <text:p>Source</text:p>
          </table:table-cell>
          <table:table-cell table:style-name="ce11" office:value-type="string" calcext:value-type="string">
            <text:p>Third</text:p>
            <text:p>Source</text:p>
          </table:table-cell>
          <table:table-cell table:style-name="ce11" office:value-type="string" calcext:value-type="string">
            <text:p>Price</text:p>
            <text:p>Breakpoint</text:p>
          </table:table-cell>
          <table:table-cell table:style-name="ce11" office:value-type="string" calcext:value-type="string">
            <text:p>Comment</text:p>
          </table:table-cell>
          <table:table-cell table:style-name="ce58"/>
          <table:table-cell table:style-name="ce81" table:number-columns-repeated="1011"/>
        </table:table-row>
        <table:table-row table:style-name="ro3">
          <table:table-cell table:style-name="ce4"/>
          <table:table-cell table:style-name="ce12" table:number-columns-repeated="3"/>
          <table:table-cell table:style-name="ce17"/>
          <table:table-cell table:style-name="ce54" table:formula="of:=[.D3]*[.E3]" office:value-type="float" office:value="0" calcext:value-type="float">
            <text:p/>
          </table:table-cell>
          <table:table-cell table:style-name="ce12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2.54mm 2x15 pin right-angle male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6509" calcext:value-type="currency">
            <text:p>$0.65</text:p>
          </table:table-cell>
          <table:table-cell table:style-name="ce54" table:formula="of:=[.D4]*[.E4]" office:value-type="float" office:value="0.6509" calcext:value-type="float">
            <text:p>$0.65</text:p>
          </table:table-cell>
          <table:table-cell table:style-name="ce13" office:value-type="string" calcext:value-type="string">
            <text:p><text:a xlink:href="https://www.aliexpress.com/item/1714360661.html" xlink:type="simple">AliExpress</text:a>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Red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8" calcext:value-type="float">
            <text:p>8</text:p>
          </table:table-cell>
          <table:table-cell table:style-name="ce20" office:value-type="currency" office:currency="NZD" office:value="0.077" calcext:value-type="currency">
            <text:p>$0.08</text:p>
          </table:table-cell>
          <table:table-cell table:style-name="ce54" table:formula="of:=[.D5]*[.E5]" office:value-type="float" office:value="0.616" calcext:value-type="float">
            <text:p>$0.62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220Ω 1/8W</text:p>
          </table:table-cell>
          <table:table-cell table:style-name="ce13" office:value-type="string" calcext:value-type="string">
            <text:p>RMCF0805FT270R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8" calcext:value-type="float">
            <text:p>8</text:p>
          </table:table-cell>
          <table:table-cell table:style-name="ce20" office:value-type="currency" office:currency="NZD" office:value="0.01274" calcext:value-type="currency">
            <text:p>$0.01</text:p>
          </table:table-cell>
          <table:table-cell table:style-name="ce54" table:formula="of:=[.D6]*[.E6]" office:value-type="float" office:value="0.10192" calcext:value-type="float">
            <text:p>$0.10</text:p>
          </table:table-cell>
          <table:table-cell table:style-name="ce13" office:value-type="string" calcext:value-type="string">
            <text:p><text:a xlink:href="https://www.digikey.co.nz/en/products/detail/stackpole-electronics-inc/RMCF0805FT220R/1760238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4K7 1/8W</text:p>
          </table:table-cell>
          <table:table-cell table:style-name="ce13" office:value-type="string" calcext:value-type="string">
            <text:p>RMCF0805FT4K70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8" calcext:value-type="float">
            <text:p>8</text:p>
          </table:table-cell>
          <table:table-cell table:style-name="ce20" office:value-type="currency" office:currency="NZD" office:value="0.01274" calcext:value-type="currency">
            <text:p>$0.01</text:p>
          </table:table-cell>
          <table:table-cell table:style-name="ce54" table:formula="of:=[.D7]*[.E7]" office:value-type="float" office:value="0.10192" calcext:value-type="float">
            <text:p>$0.10</text:p>
          </table:table-cell>
          <table:table-cell table:style-name="ce13" office:value-type="string" calcext:value-type="string">
            <text:p><text:a xlink:href="https://www.digikey.co.nz/en/products/detail/stackpole-electronics-inc/RMCF0805FT4K70/1760659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3" calcext:value-type="currency">
            <text:p>$3.00</text:p>
          </table:table-cell>
          <table:table-cell table:style-name="ce54" table:formula="of:=[.D8]*[.E8]" office:value-type="float" office:value="3" calcext:value-type="float">
            <text:p>$3.00</text:p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Assembly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5" calcext:value-type="currency">
            <text:p>$5.00</text:p>
          </table:table-cell>
          <table:table-cell table:style-name="ce54" table:formula="of:=[.D9]*[.E9]" office:value-type="float" office:value="5" calcext:value-type="float">
            <text:p>$5.00</text:p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Budgetary cost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Switch Tactile SMD 6x6x3.7mm Height</text:p>
          </table:table-cell>
          <table:table-cell table:style-name="ce13"/>
          <table:table-cell table:style-name="ce13" office:value-type="string" calcext:value-type="string">
            <text:p>6x6</text:p>
          </table:table-cell>
          <table:table-cell table:style-name="ce13" office:value-type="float" office:value="8" calcext:value-type="float">
            <text:p>8</text:p>
          </table:table-cell>
          <table:table-cell table:style-name="ce20" office:value-type="currency" office:currency="NZD" office:value="0.0598" calcext:value-type="currency">
            <text:p>$0.06</text:p>
          </table:table-cell>
          <table:table-cell table:style-name="ce54" table:formula="of:=[.D10]*[.E10]" office:value-type="float" office:value="0.4784" calcext:value-type="float">
            <text:p>$0.48</text:p>
          </table:table-cell>
          <table:table-cell table:style-name="ce13" office:value-type="string" calcext:value-type="string">
            <text:p><text:a xlink:href="https://www.aliexpress.com/item/1005005602103011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[.D11]*[.E1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[.D12]*[.E1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[.D13]*[.E1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[.D14]*[.E1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38"/>
          <table:table-cell table:style-name="ce54" table:formula="of:=[.D15]*[.E1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[.D16]*[.E1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17]*[.E1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18]*[.E1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19]*[.E1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0]*[.E2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1]*[.E2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2]*[.E2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3]*[.E2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4]*[.E2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5]*[.E2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6]*[.E2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7]*[.E2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8]*[.E2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29]*[.E2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0]*[.E3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1]*[.E3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2]*[.E3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3]*[.E3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4]*[.E3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5]*[.E3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6]*[.E3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7]*[.E3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8]*[.E3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39]*[.E3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40]*[.E4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[.D41]*[.E4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8"/>
          <table:table-cell table:style-name="ce14" table:number-columns-repeated="3"/>
          <table:table-cell table:style-name="ce26"/>
          <table:table-cell table:style-name="ce26" table:formula="of:=[.D42]*[.E42]" office:value-type="float" office:value="0" calcext:value-type="float">
            <text:p/>
          </table:table-cell>
          <table:table-cell table:style-name="ce14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19" table:number-columns-repeated="4"/>
          <table:table-cell table:style-name="ce40"/>
          <table:table-cell table:style-name="ce40" table:formula="of:=[.D43]*[.E43]" office:value-type="float" office:value="0" calcext:value-type="float">
            <text:p/>
          </table:table-cell>
          <table:table-cell table:style-name="ce19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33" office:value-type="string" calcext:value-type="string">
            <text:p>TOTAL</text:p>
          </table:table-cell>
          <table:table-cell table:style-name="ce51" table:formula="of:=SUM([.F4:.F43])" office:value-type="float" office:value="9.94914" calcext:value-type="float">
            <text:p>$9.95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45]*[.E4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PORT BOM.HTML similar to what is seen here for the C64:</text:p>
          </table:table-cell>
          <table:table-cell table:number-columns-repeated="4"/>
          <table:table-cell table:style-name="ce51" table:formula="of:=[.D46]*[.E4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https://htmlpreview.github.io/?https://raw.githubusercontent.com/bwack/C64-250407-Replica-KiCad/main/interactive-bom/ibom.html" xlink:type="simple">https://htmlpreview.github.io/?https://raw.githubusercontent.com/bwack/C64-250407-Replica-KiCad/main/interactive-bom/ibom.html</text:a></text:p>
          </table:table-cell>
          <table:table-cell table:number-columns-repeated="4"/>
          <table:table-cell table:style-name="ce51" table:formula="of:=[.D47]*[.E4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48]*[.E4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49]*[.E4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0]*[.E5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1]*[.E5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2]*[.E5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3]*[.E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4]*[.E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5]*[.E5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6]*[.E5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7]*[.E5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8]*[.E5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9]*[.E5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0]*[.E6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1]*[.E6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2]*[.E6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3]*[.E6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4]*[.E6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5]*[.E6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6]*[.E6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7]*[.E6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8]*[.E6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9]*[.E6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0]*[.E7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1]*[.E71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50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PCB BOM'.A3:'PCB BOM'.K42">
            <calcext:condition calcext:apply-style-name="Background Even Colour" calcext:value="formula-is(ISEVEN(ROW()))" calcext:base-cell-address="'PCB BOM'.A3"/>
            <calcext:condition calcext:apply-style-name="Background Odd Colour" calcext:value="formula-is(ISODD(ROW()))" calcext:base-cell-address="'PCB BOM'.A3"/>
          </calcext:conditional-format>
        </calcext:conditional-formats>
      </table:table>
      <table:table table:name="Typical Par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22" office:value-type="string" calcext:value-type="string" table:number-columns-spanned="12" table:number-rows-spanned="1">
            <text:p>Typical Parts</text:p>
          </table:table-cell>
          <table:covered-table-cell table:number-columns-repeated="4" table:style-name="ce27"/>
          <table:covered-table-cell table:style-name="ce37"/>
          <table:covered-table-cell table:style-name="ce45"/>
          <table:covered-table-cell table:number-columns-repeated="5" table:style-name="ce27"/>
          <table:table-cell table:number-columns-repeated="1012"/>
        </table:table-row>
        <table:table-row table:style-name="ro2">
          <table:table-cell table:style-name="ce62" office:value-type="string" calcext:value-type="string">
            <text:p>Description</text:p>
          </table:table-cell>
          <table:table-cell table:style-name="ce67" office:value-type="string" calcext:value-type="string">
            <text:p>Part Number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QTY</text:p>
            <text:p>BUILD</text:p>
          </table:table-cell>
          <table:table-cell table:style-name="ce69" office:value-type="string" calcext:value-type="string">
            <text:p>Unit Cost</text:p>
          </table:table-cell>
          <table:table-cell table:style-name="ce76" office:value-type="string" calcext:value-type="string">
            <text:p>Total Cost</text:p>
          </table:table-cell>
          <table:table-cell table:style-name="ce67" office:value-type="string" calcext:value-type="string">
            <text:p>Supplier</text:p>
          </table:table-cell>
          <table:table-cell table:style-name="ce67" office:value-type="string" calcext:value-type="string">
            <text:p>Second</text:p>
            <text:p>Source</text:p>
          </table:table-cell>
          <table:table-cell table:style-name="ce67" office:value-type="string" calcext:value-type="string">
            <text:p>Third</text:p>
            <text:p>Source</text:p>
          </table:table-cell>
          <table:table-cell table:style-name="ce67" office:value-type="string" calcext:value-type="string">
            <text:p>Price</text:p>
            <text:p>Breakpoint</text:p>
          </table:table-cell>
          <table:table-cell table:style-name="ce79" office:value-type="string" calcext:value-type="string">
            <text:p>Comment</text:p>
          </table:table-cell>
          <table:table-cell table:style-name="ce81" table:number-columns-repeated="1012"/>
        </table:table-row>
        <table:table-row table:style-name="ro3">
          <table:table-cell table:style-name="ce25" table:number-columns-repeated="5"/>
          <table:table-cell table:style-name="ce41"/>
          <table:table-cell table:style-name="ce42" table:formula="of:=[.D3]*[.F3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nF 50V 0805</text:p>
          </table:table-cell>
          <table:table-cell table:style-name="ce25" office:value-type="string" calcext:value-type="string">
            <text:p>08055C103K4Z2A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0.0483" calcext:value-type="currency">
            <text:p>$0.05</text:p>
          </table:table-cell>
          <table:table-cell table:style-name="ce42" table:formula="of:=[.D4]*[.F4]" office:value-type="float" office:value="0.0966" calcext:value-type="float">
            <text:p>$0.10</text:p>
          </table:table-cell>
          <table:table-cell table:style-name="ce25" office:value-type="string" calcext:value-type="string">
            <text:p><text:a xlink:href="https://www.digikey.co.nz/en/products/detail/kyocera-avx/08055C103K4Z2A/3081234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0nF 50V X7R 0805</text:p>
          </table:table-cell>
          <table:table-cell table:style-name="ce25" office:value-type="string" calcext:value-type="string">
            <text:p>C0805C104M5RACAUTO</text:p>
          </table:table-cell>
          <table:table-cell table:style-name="ce25"/>
          <table:table-cell table:number-columns-repeated="2" table:style-name="ce25" office:value-type="float" office:value="12" calcext:value-type="float">
            <text:p>12</text:p>
          </table:table-cell>
          <table:table-cell table:style-name="ce41" office:value-type="currency" office:currency="NZD" office:value="0.0453" calcext:value-type="currency">
            <text:p>$0.05</text:p>
          </table:table-cell>
          <table:table-cell table:style-name="ce42" table:formula="of:=[.D5]*[.F5]" office:value-type="float" office:value="0.5436" calcext:value-type="float">
            <text:p>$0.54</text:p>
          </table:table-cell>
          <table:table-cell table:style-name="ce25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2.2uF 25V X7R 0805</text:p>
          </table:table-cell>
          <table:table-cell table:style-name="ce25" office:value-type="string" calcext:value-type="string">
            <text:p>TMK212B7225KGHT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41" office:value-type="currency" office:currency="NZD" office:value="0.0862" calcext:value-type="currency">
            <text:p>$0.09</text:p>
          </table:table-cell>
          <table:table-cell table:style-name="ce42" table:formula="of:=[.D6]*[.F6]" office:value-type="float" office:value="0.0862" calcext:value-type="float">
            <text:p>$0.09</text:p>
          </table:table-cell>
          <table:table-cell table:style-name="ce25" office:value-type="string" calcext:value-type="string">
            <text:p><text:a xlink:href="https://www.digikey.co.nz/en/products/detail/taiyo-yuden/TMK212B7225KGHT/4157474" xlink:type="simple">Digikey</text:a></text:p>
          </table:table-cell>
          <table:table-cell table:style-name="ce25" office:value-type="string" calcext:value-type="string">
            <text:p><text:a xlink:href="https://www.aliexpress.com/item/1005002969360447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52" office:value-type="string" calcext:value-type="string">
            <text:p>Try replacing this cap with 10uF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uF 16V X7R 0805</text:p>
          </table:table-cell>
          <table:table-cell table:style-name="ce25" office:value-type="string" calcext:value-type="string">
            <text:p>CGA5L1X7R1C106M160AC</text:p>
          </table:table-cell>
          <table:table-cell table:style-name="ce25"/>
          <table:table-cell table:number-columns-repeated="2" table:style-name="ce25" office:value-type="float" office:value="5" calcext:value-type="float">
            <text:p>5</text:p>
          </table:table-cell>
          <table:table-cell table:style-name="ce41" office:value-type="currency" office:currency="NZD" office:value="0.1666" calcext:value-type="currency">
            <text:p>$0.17</text:p>
          </table:table-cell>
          <table:table-cell table:style-name="ce42" table:formula="of:=[.D7]*[.F7]" office:value-type="float" office:value="0.833" calcext:value-type="float">
            <text:p>$0.83</text:p>
          </table:table-cell>
          <table:table-cell table:style-name="ce25" office:value-type="string" calcext:value-type="string">
            <text:p><text:a xlink:href="https://www.digikey.co.nz/en/products/detail/tdk-corporation/CGA5L1X7R1C106M160AC/3950139" xlink:type="simple">Digikey</text:a></text:p>
          </table:table-cell>
          <table:table-cell table:style-name="ce25" office:value-type="string" calcext:value-type="string">
            <text:p><text:a xlink:href="https://www.aliexpress.com/item/1005002969586020.html" xlink:type="simple">AliExpress</text:a></text:p>
          </table:table-cell>
          <table:table-cell table:style-name="ce25"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Elec 100uF 25V 6.30mm Diameter</text:p>
          </table:table-cell>
          <table:table-cell table:style-name="ce25" office:value-type="string" calcext:value-type="string">
            <text:p>25TZV100M6.3X8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1" office:value-type="currency" office:currency="NZD" office:value="0.606" calcext:value-type="currency">
            <text:p>$0.61</text:p>
          </table:table-cell>
          <table:table-cell table:style-name="ce42" table:formula="of:=[.D8]*[.F8]" office:value-type="float" office:value="1.818" calcext:value-type="float">
            <text:p>$1.82</text:p>
          </table:table-cell>
          <table:table-cell table:style-name="ce25" office:value-type="string" calcext:value-type="string">
            <text:p><text:a xlink:href="https://www.digikey.co.nz/en/products/detail/rubycon/25TZV100M6-3X8/3134865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Barrel Jack 2.0mm ID / 5.5mm OD</text:p>
          </table:table-cell>
          <table:table-cell table:style-name="ce25" office:value-type="string" calcext:value-type="string">
            <text:p>PJ-063AH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2.88" calcext:value-type="currency">
            <text:p>$2.88</text:p>
          </table:table-cell>
          <table:table-cell table:style-name="ce42" table:formula="of:=[.D9]*[.F9]" office:value-type="float" office:value="2.88" calcext:value-type="float">
            <text:p>$2.88</text:p>
          </table:table-cell>
          <table:table-cell table:style-name="ce25" office:value-type="string" calcext:value-type="string">
            <text:p><text:a xlink:href="https://www.digikey.co.nz/en/products/detail/cui-devices/PJ-063AH/2161208" xlink:type="simple">Digikey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3 way</text:p>
          </table:table-cell>
          <table:table-cell table:style-name="ce25" office:value-type="string" calcext:value-type="string">
            <text:p>142V-5.08 (3 Pole)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1" office:value-type="currency" office:currency="NZD" office:value="0.5798" calcext:value-type="currency">
            <text:p>$0.58</text:p>
          </table:table-cell>
          <table:table-cell table:style-name="ce42" table:formula="of:=[.D10]*[.F10]" office:value-type="float" office:value="4.6384" calcext:value-type="float">
            <text:p>$4.64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4 way</text:p>
          </table:table-cell>
          <table:table-cell table:style-name="ce25" office:value-type="string" calcext:value-type="string">
            <text:p>142V-5.08 (4 Pole)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0.839" calcext:value-type="currency">
            <text:p>$0.84</text:p>
          </table:table-cell>
          <table:table-cell table:style-name="ce42" table:formula="of:=[.D11]*[.F11]" office:value-type="float" office:value="1.678" calcext:value-type="float">
            <text:p>$1.68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5 way</text:p>
          </table:table-cell>
          <table:table-cell table:style-name="ce25" office:value-type="string" calcext:value-type="string">
            <text:p>142V-5.08 (5 Pole)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1.112" calcext:value-type="currency">
            <text:p>$1.11</text:p>
          </table:table-cell>
          <table:table-cell table:style-name="ce42" table:formula="of:=[.D12]*[.F12]" office:value-type="float" office:value="2.224" calcext:value-type="float">
            <text:p>$2.22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6 way</text:p>
          </table:table-cell>
          <table:table-cell table:style-name="ce25" office:value-type="string" calcext:value-type="string">
            <text:p>142V-5.08 (6 Pole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0.9244" calcext:value-type="currency">
            <text:p>$0.92</text:p>
          </table:table-cell>
          <table:table-cell table:style-name="ce42" table:formula="of:=[.D13]*[.F13]" office:value-type="float" office:value="0.9244" calcext:value-type="float">
            <text:p>$0.92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12 way</text:p>
          </table:table-cell>
          <table:table-cell table:style-name="ce25" office:value-type="string" calcext:value-type="string">
            <text:p>142V-5.08 (12 Pole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1.67" calcext:value-type="currency">
            <text:p>$1.67</text:p>
          </table:table-cell>
          <table:table-cell table:style-name="ce42" table:formula="of:=[.D14]*[.F14]" office:value-type="float" office:value="1.67" calcext:value-type="float">
            <text:p>$1.67</text:p>
          </table:table-cell>
          <table:table-cell table:style-name="ce25" office:value-type="string" calcext:value-type="string">
            <text:p><text:a xlink:href="https://lcsc.com/product-detail/Spring-Clamp-System-Terminal-Block_Cixi-Kefa-Elec-KF142V-5-08-12P_C475143.html" xlink:type="simple">LCSC Elec.</text:a>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LED 0805 35mcd Green</text:p>
          </table:table-cell>
          <table:table-cell table:style-name="ce25" table:number-columns-repeated="2"/>
          <table:table-cell table:number-columns-repeated="2" table:style-name="ce25" office:value-type="float" office:value="16" calcext:value-type="float">
            <text:p>16</text:p>
          </table:table-cell>
          <table:table-cell table:style-name="ce41" office:value-type="currency" office:currency="NZD" office:value="0.0656" calcext:value-type="currency">
            <text:p>$0.07</text:p>
          </table:table-cell>
          <table:table-cell table:style-name="ce42" table:formula="of:=[.D15]*[.F15]" office:value-type="float" office:value="1.0496" calcext:value-type="float">
            <text:p>$1.05</text:p>
          </table:table-cell>
          <table:table-cell table:style-name="ce25"/>
          <table:table-cell table:style-name="ce25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LED 0805 35mcd Red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41" office:value-type="currency" office:currency="NZD" office:value="0.0656" calcext:value-type="currency">
            <text:p>$0.07</text:p>
          </table:table-cell>
          <table:table-cell table:style-name="ce42" table:formula="of:=[.D16]*[.F16]" office:value-type="float" office:value="0.1968" calcext:value-type="float">
            <text:p>$0.20</text:p>
          </table:table-cell>
          <table:table-cell table:style-name="ce25"/>
          <table:table-cell table:style-name="ce25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Schottky 40V 500mA</text:p>
          </table:table-cell>
          <table:table-cell table:style-name="ce25" office:value-type="string" calcext:value-type="string">
            <text:p>SD0805S040S0R5 / 1N5817W</text:p>
          </table:table-cell>
          <table:table-cell table:style-name="ce25" office:value-type="string" calcext:value-type="string">
            <text:p>SOD-123FL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42" office:value-type="float" office:value="0.381" calcext:value-type="float">
            <text:p>$0.38</text:p>
          </table:table-cell>
          <table:table-cell table:style-name="ce42" table:formula="of:=[.D17]*[.F17]" office:value-type="float" office:value="1.524" calcext:value-type="float">
            <text:p>$1.52</text:p>
          </table:table-cell>
          <table:table-cell table:style-name="ce25" office:value-type="string" calcext:value-type="string">
            <text:p><text:a xlink:href="https://www.digikey.co.nz/en/products/detail/kyocera-avx/SD0805S040S0R5/3749489" xlink:type="simple">Digikey</text:a></text:p>
          </table:table-cell>
          <table:table-cell table:style-name="ce25" office:value-type="string" calcext:value-type="string">
            <text:p><text:a xlink:href="https://www.aliexpress.com/item/1005003136168815.html" xlink:type="simple">AliExpress 1N5817W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<text:a xlink:href="https://www.smc-diodes.com/propdf/1N5817W-1N5819W%20N1756%20REV.-.pdf" xlink:type="simple">datasheet</text:a>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Schottky 40V 3A DO-214C</text:p>
          </table:table-cell>
          <table:table-cell table:style-name="ce25" office:value-type="string" calcext:value-type="string">
            <text:p>CDBA340-HF <text:s/>(SS32)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2" office:value-type="float" office:value="0.0224" calcext:value-type="float">
            <text:p>$0.02</text:p>
          </table:table-cell>
          <table:table-cell table:style-name="ce42" table:formula="of:=[.D18]*[.F18]" office:value-type="float" office:value="0.0672" calcext:value-type="float">
            <text:p>$0.07</text:p>
          </table:table-cell>
          <table:table-cell table:style-name="ce25" office:value-type="string" calcext:value-type="string">
            <text:p><text:a xlink:href="https://www.digikey.co.nz/en/products/detail/micro-commercial-co/SL14A-TP/7652328" xlink:type="simple">Digikey</text:a></text:p>
          </table:table-cell>
          <table:table-cell table:style-name="ce25" office:value-type="string" calcext:value-type="string">
            <text:p><text:a xlink:href="https://www.aliexpress.com/item/1005004401415364.html" xlink:type="simple">AliExpress SS32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Zener 3V3 500mW 40W surge SOD-323F</text:p>
          </table:table-cell>
          <table:table-cell table:style-name="ce25" office:value-type="string" calcext:value-type="string">
            <text:p>BZX84J-B3V3,115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42" office:value-type="float" office:value="0.1678" calcext:value-type="float">
            <text:p>$0.17</text:p>
          </table:table-cell>
          <table:table-cell table:style-name="ce42" table:formula="of:=[.D19]*[.F19]" office:value-type="float" office:value="2.8526" calcext:value-type="float">
            <text:p>$2.85</text:p>
          </table:table-cell>
          <table:table-cell table:style-name="ce25" office:value-type="string" calcext:value-type="string">
            <text:p><text:a xlink:href="https://nz.mouser.com/ProductDetail/Nexperia/BZX84J-B3V3115?qs=18PanXkg8Ef4nRYloLLYMA%3D%3D" xlink:type="simple">Mouser</text:a></text:p>
          </table:table-cell>
          <table:table-cell table:style-name="ce25" office:value-type="string" calcext:value-type="string">
            <text:p><text:a xlink:href="https://www.digikey.co.nz/en/products/detail/nexperia-usa-inc/BZX84J-B3V3-115/2034251?s=N4IgTCBcDaIEIC0AaAOALAKQLRwMwDVcAaARhIFYQBdAXyA" xlink:type="simple">Digikey</text:a></text:p>
          </table:table-cell>
          <table:table-cell table:style-name="ce25" office:value-type="string" calcext:value-type="string">
            <text:p><text:a xlink:href="https://www.lcsc.com/product-detail/Zener-Diodes_Nexperia-BZX84J-B3V3-115_C550982.html" xlink:type="simple">LCSC</text:a>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Digikey cheaper, but out of stock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Zener 5V1 500mW 40W surge SOD-323F</text:p>
          </table:table-cell>
          <table:table-cell table:style-name="ce25" office:value-type="string" calcext:value-type="string">
            <text:p>BZX84J-B5V1,11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541" calcext:value-type="float">
            <text:p>$0.54</text:p>
          </table:table-cell>
          <table:table-cell table:style-name="ce42" table:formula="of:=[.D20]*[.F20]" office:value-type="float" office:value="0.541" calcext:value-type="float">
            <text:p>$0.54</text:p>
          </table:table-cell>
          <table:table-cell table:style-name="ce25" office:value-type="string" calcext:value-type="string">
            <text:p><text:a xlink:href="https://nz.mouser.com/ProductDetail/Nexperia/BZX84J-B5V1115?qs=18PanXkg8Ee0Iv6xpj02Yg%3D%3D" xlink:type="simple">Mouser</text:a></text:p>
          </table:table-cell>
          <table:table-cell table:style-name="ce25" office:value-type="string" calcext:value-type="string">
            <text:p><text:a xlink:href="https://www.digikey.co.nz/en/products/detail/nexperia-usa-inc/BZX84J-B5V1-115/2034260?s=N4IgTCBcDaIEIC0AaAOALAKQLRwKwDUBGAGkMNxAF0BfIA" xlink:type="simple">Digikey</text:a></text:p>
          </table:table-cell>
          <table:table-cell table:style-name="ce25" office:value-type="string" calcext:value-type="string">
            <text:p><text:a xlink:href="https://www.lcsc.com/product-detail/Zener-Diodes_Nexperia-BZX84J-B5V1-115_C426834.html" xlink:type="simple">LCSC</text:a>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Digikey cheaper, but out of stock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100mA 0805</text:p>
          </table:table-cell>
          <table:table-cell table:style-name="ce25" office:value-type="string" calcext:value-type="string">
            <text:p>0ZCK0010FF2G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42" office:value-type="float" office:value="0.243" calcext:value-type="float">
            <text:p>$0.24</text:p>
          </table:table-cell>
          <table:table-cell table:style-name="ce42" table:formula="of:=[.D21]*[.F21]" office:value-type="float" office:value="0.486" calcext:value-type="float">
            <text:p>$0.49</text:p>
          </table:table-cell>
          <table:table-cell table:style-name="ce25" office:value-type="string" calcext:value-type="string">
            <text:p><text:a xlink:href="https://nz.mouser.com/ProductDetail/530-0ZCK0010FF2G" xlink:type="simple">Mouser</text:a></text:p>
          </table:table-cell>
          <table:table-cell table:style-name="ce25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500mA 0805</text:p>
          </table:table-cell>
          <table:table-cell table:style-name="ce25" office:value-type="string" calcext:value-type="string">
            <text:p>0ZCK0050FF2E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397" calcext:value-type="float">
            <text:p>$0.40</text:p>
          </table:table-cell>
          <table:table-cell table:style-name="ce42" table:formula="of:=[.D22]*[.F22]" office:value-type="float" office:value="0.397" calcext:value-type="float">
            <text:p>$0.40</text:p>
          </table:table-cell>
          <table:table-cell table:style-name="ce25" office:value-type="string" calcext:value-type="string">
            <text:p><text:a xlink:href="https://nz.mouser.com/ProductDetail/Bel-Fuse/0ZCK0050FF2E?qs=SRYZG9HaIQ3gw527qS%252BJNw%3D%3D" xlink:type="simple">Mouser</text:a></text:p>
          </table:table-cell>
          <table:table-cell table:style-name="ce25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2A 2920</text:p>
          </table:table-cell>
          <table:table-cell table:style-name="ce25" office:value-type="string" calcext:value-type="string">
            <text:p>2920L200/24DR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.365" calcext:value-type="float">
            <text:p>$1.37</text:p>
          </table:table-cell>
          <table:table-cell table:style-name="ce42" table:formula="of:=[.D23]*[.F23]" office:value-type="float" office:value="1.365" calcext:value-type="float">
            <text:p>$1.37</text:p>
          </table:table-cell>
          <table:table-cell table:style-name="ce25" office:value-type="string" calcext:value-type="string">
            <text:p><text:a xlink:href="https://nz.mouser.com/ProductDetail/Littelfuse/2920L200-24DR?qs=PWhpLWeW8wffSOrwZt6C2Q%3D%3D" xlink:type="simple">Mouser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C Comparator CMOS Push-Pull</text:p>
          </table:table-cell>
          <table:table-cell table:style-name="ce25" office:value-type="string" calcext:value-type="string">
            <text:p>MCP6542-I/MS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42" office:value-type="float" office:value="1.32" calcext:value-type="float">
            <text:p>$1.32</text:p>
          </table:table-cell>
          <table:table-cell table:style-name="ce42" table:formula="of:=[.D24]*[.F24]" office:value-type="float" office:value="1.32" calcext:value-type="float">
            <text:p>$1.32</text:p>
          </table:table-cell>
          <table:table-cell table:style-name="ce25" office:value-type="string" calcext:value-type="string">
            <text:p><text:a xlink:href="https://www.digikey.co.nz/en/products/detail/microchip-technology/MCP6542-I-MS/458373" xlink:type="simple">Digikey</text:a>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C Relay Driver</text:p>
          </table:table-cell>
          <table:table-cell table:style-name="ce25" office:value-type="string" calcext:value-type="string">
            <text:p>ULN2003F12FN-7</text:p>
          </table:table-cell>
          <table:table-cell table:style-name="ce25"/>
          <table:table-cell table:number-columns-repeated="2" table:style-name="ce25" office:value-type="float" office:value="4" calcext:value-type="float">
            <text:p>4</text:p>
          </table:table-cell>
          <table:table-cell table:style-name="ce42" office:value-type="float" office:value="0.745" calcext:value-type="float">
            <text:p>$0.75</text:p>
          </table:table-cell>
          <table:table-cell table:style-name="ce42" table:formula="of:=[.D25]*[.F25]" office:value-type="float" office:value="2.98" calcext:value-type="float">
            <text:p>$2.98</text:p>
          </table:table-cell>
          <table:table-cell table:style-name="ce25" office:value-type="string" calcext:value-type="string">
            <text:p><text:a xlink:href="https://www.digikey.co.nz/en/products/detail/diodes-incorporated/ULN2003F12FN-7/5054226?s=N4IgTCBcDaIK4BsB2YAMqDMAzEBdAvkA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nductor 4.7uH mA 60mOhm 2.7A</text:p>
          </table:table-cell>
          <table:table-cell table:style-name="ce25" office:value-type="string" calcext:value-type="string">
            <text:p>SRN5020TA-5R6M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42" office:value-type="float" office:value="0.5964" calcext:value-type="float">
            <text:p>$0.60</text:p>
          </table:table-cell>
          <table:table-cell table:style-name="ce42" table:formula="of:=[.D26]*[.F26]" office:value-type="float" office:value="1.1928" calcext:value-type="float">
            <text:p>$1.19</text:p>
          </table:table-cell>
          <table:table-cell table:style-name="ce25" office:value-type="string" calcext:value-type="string">
            <text:p><text:a xlink:href="https://www.digikey.co.nz/en/products/detail/bourns-inc/SRN5020TA-4R7M/9653858?s=N4IgTCBcDaIM4CcB2BWADGNAXAhgWgBYEB2AWwGMsQBdAXyA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nductor 10mH 40mA 100mOhm</text:p>
          </table:table-cell>
          <table:table-cell table:style-name="ce25" office:value-type="string" calcext:value-type="string">
            <text:p>SDR0503-103JL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2" office:value-type="float" office:value="1.088" calcext:value-type="float">
            <text:p>$1.09</text:p>
          </table:table-cell>
          <table:table-cell table:style-name="ce42" table:formula="of:=[.D27]*[.F27]" office:value-type="float" office:value="2.176" calcext:value-type="float">
            <text:p>$2.18</text:p>
          </table:table-cell>
          <table:table-cell table:style-name="ce25" office:value-type="string" calcext:value-type="string">
            <text:p><text:a xlink:href="https://www.digikey.co.nz/en/products/detail/bourns-inc/SDR0503-103JL/2563373" xlink:type="simple">Digikey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PCB 2 layer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9.24" calcext:value-type="float">
            <text:p>$19.24</text:p>
          </table:table-cell>
          <table:table-cell table:style-name="ce42" table:formula="of:=[.D28]*[.F28]" office:value-type="float" office:value="19.24" calcext:value-type="float">
            <text:p>$19.24</text:p>
          </table:table-cell>
          <table:table-cell table:style-name="ce25" office:value-type="string" calcext:value-type="string">
            <text:p>PCB Way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ice includes shipping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PSU DC/DC converter 7V – 40V/5V 1A</text:p>
          </table:table-cell>
          <table:table-cell table:style-name="ce25" office:value-type="string" calcext:value-type="string">
            <text:p>R-785.0-1.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3.49" calcext:value-type="float">
            <text:p>$3.49</text:p>
          </table:table-cell>
          <table:table-cell table:style-name="ce42" table:formula="of:=[.D29]*[.F29]" office:value-type="float" office:value="3.49" calcext:value-type="float">
            <text:p>$3.49</text:p>
          </table:table-cell>
          <table:table-cell table:style-name="ce25" office:value-type="string" calcext:value-type="string">
            <text:p><text:a xlink:href="https://www.digikey.co.nz/en/products/detail/recom-power/R-785-0-1-0/2256218" xlink:type="simple">Digikey</text:a></text:p>
          </table:table-cell>
          <table:table-cell table:style-name="ce25" office:value-type="string" calcext:value-type="string">
            <text:p><text:a xlink:href="https://www.aliexpress.com/item/1005002260228456.html" xlink:type="simple">AliExpress</text:a>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Trying AliExpress module first. Lower cost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Relay 5V 10A/230V Form C</text:p>
          </table:table-cell>
          <table:table-cell table:style-name="ce25" office:value-type="string" calcext:value-type="string">
            <text:p>SRD-05VDC-SL-C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2" office:value-type="float" office:value="0.957" calcext:value-type="float">
            <text:p>$0.96</text:p>
          </table:table-cell>
          <table:table-cell table:style-name="ce42" table:formula="of:=[.D30]*[.F30]" office:value-type="float" office:value="7.656" calcext:value-type="float">
            <text:p>$7.66</text:p>
          </table:table-cell>
          <table:table-cell table:style-name="ce25" office:value-type="string" calcext:value-type="string">
            <text:p><text:a xlink:href="https://www.aliexpress.com/item/1005001994042589.html" xlink:type="simple">Ali Express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R</text:p>
          </table:table-cell>
          <table:table-cell table:style-name="ce25" office:value-type="string" calcext:value-type="string">
            <text:p>RMCF0805JT1R00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42" office:value-type="float" office:value="0.0073" calcext:value-type="float">
            <text:p>$0.01</text:p>
          </table:table-cell>
          <table:table-cell table:style-name="ce42" table:formula="of:=[.D31]*[.F31]" office:value-type="float" office:value="0.1241" calcext:value-type="float">
            <text:p>$0.12</text:p>
          </table:table-cell>
          <table:table-cell table:style-name="ce25" office:value-type="string" calcext:value-type="string">
            <text:p><text:a xlink:href="https://www.digikey.co.nz/en/products/detail/stackpole-electronics-inc/RMCF0805JT1R00/1757812" xlink:type="simple">Digikey</text:a></text:p>
          </table:table-cell>
          <table:table-cell table:style-name="ce25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0.5W 470R</text:p>
          </table:table-cell>
          <table:table-cell table:style-name="ce25" office:value-type="string" calcext:value-type="string">
            <text:p>ERJ-P06J471V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table:style-name="ce42" office:value-type="float" office:value="0.0727" calcext:value-type="float">
            <text:p>$0.07</text:p>
          </table:table-cell>
          <table:table-cell table:style-name="ce42" table:formula="of:=[.D32]*[.F32]" office:value-type="float" office:value="1.454" calcext:value-type="float">
            <text:p>$1.45</text:p>
          </table:table-cell>
          <table:table-cell table:style-name="ce25" office:value-type="string" calcext:value-type="string">
            <text:p><text:a xlink:href="https://www.digikey.co.nz/en/products/detail/panasonic-electronic-components/ERJ-P06J471V/525276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560R</text:p>
          </table:table-cell>
          <table:table-cell table:style-name="ce25" office:value-type="string" calcext:value-type="string">
            <text:p>RMCF0805FT560R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3]*[.F33]" office:value-type="float" office:value="0.1746" calcext:value-type="float">
            <text:p>$0.17</text:p>
          </table:table-cell>
          <table:table-cell table:style-name="ce25" office:value-type="string" calcext:value-type="string">
            <text:p><text:a xlink:href="https://www.digikey.co.nz/en/products/detail/stackpole-electronics-inc/RMCF0805FT560R/1713239" xlink:type="simple">Digikey</text:a></text:p>
          </table:table-cell>
          <table:table-cell table:style-name="ce25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2K7</text:p>
          </table:table-cell>
          <table:table-cell table:style-name="ce25" office:value-type="string" calcext:value-type="string">
            <text:p>RMCF0805FT2K7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4]*[.F34]" office:value-type="float" office:value="0.0291" calcext:value-type="float">
            <text:p>$0.03</text:p>
          </table:table-cell>
          <table:table-cell table:style-name="ce25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25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10K</text:p>
          </table:table-cell>
          <table:table-cell table:style-name="ce25" office:value-type="string" calcext:value-type="string">
            <text:p>RMCF0805FT10K0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5]*[.F35]" office:value-type="float" office:value="0.1358" calcext:value-type="float">
            <text:p>$0.14</text:p>
          </table:table-cell>
          <table:table-cell table:style-name="ce25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25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Standoff M3 solder post 4mm height</text:p>
          </table:table-cell>
          <table:table-cell table:style-name="ce25" office:value-type="string" calcext:value-type="string">
            <text:p>M3x4x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2" office:value-type="float" office:value="0.1252" calcext:value-type="float">
            <text:p>$0.13</text:p>
          </table:table-cell>
          <table:table-cell table:style-name="ce42" table:formula="of:=[.D36]*[.F36]" office:value-type="float" office:value="0.5008" calcext:value-type="float">
            <text:p>$0.50</text:p>
          </table:table-cell>
          <table:table-cell table:style-name="ce25" office:value-type="string" calcext:value-type="string">
            <text:p><text:a xlink:href="https://www.aliexpress.com/item/1005003080953210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Socket pin connector 2.54mm Vertical 10 pin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2" office:value-type="float" office:value="0.352" calcext:value-type="float">
            <text:p>$0.35</text:p>
          </table:table-cell>
          <table:table-cell table:style-name="ce42" table:formula="of:=[.D37]*[.F37]" office:value-type="float" office:value="0.704" calcext:value-type="float">
            <text:p>$0.70</text:p>
          </table:table-cell>
          <table:table-cell table:style-name="ce25" office:value-type="string" calcext:value-type="string">
            <text:p><text:a xlink:href="https://www.aliexpress.com/item/32854239374.html" xlink:type="simple">AliExpress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Switch tactile right-angle 8.35mm actuator length</text:p>
          </table:table-cell>
          <table:table-cell table:style-name="ce25" office:value-type="string" calcext:value-type="string">
            <text:p>1-1825027-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219" calcext:value-type="float">
            <text:p>$0.22</text:p>
          </table:table-cell>
          <table:table-cell table:style-name="ce42" table:formula="of:=[.D38]*[.F38]" office:value-type="float" office:value="0.219" calcext:value-type="float">
            <text:p>$0.22</text:p>
          </table:table-cell>
          <table:table-cell table:style-name="ce25" office:value-type="string" calcext:value-type="string">
            <text:p><text:a xlink:href="https://www.digikey.co.nz/en/products/detail/te-connectivity-alcoswitch-switches/1-1825027-2/5401296" xlink:type="simple">Digikey</text:a></text:p>
          </table:table-cell>
          <table:table-cell table:style-name="ce25" office:value-type="string" calcext:value-type="string">
            <text:p><text:a xlink:href="https://www.aliexpress.com/item/32912894177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Pico PCB (RP2040)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7.105" calcext:value-type="float">
            <text:p>$7.11</text:p>
          </table:table-cell>
          <table:table-cell table:style-name="ce42" table:formula="of:=[.D39]*[.F39]" office:value-type="float" office:value="7.105" calcext:value-type="float">
            <text:p>$7.11</text:p>
          </table:table-cell>
          <table:table-cell table:style-name="ce25" office:value-type="string" calcext:value-type="string">
            <text:p><text:a xlink:href="https://www.pbtech.co.nz/product/SEVRBP0335/Raspberry-Pi-Kit-Pack-Microcontrollers-Board---Pic" xlink:type="simple">PBTech New Zealand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PCB <text:s/>Assembly as per PCB Way Quote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35" calcext:value-type="float">
            <text:p>$35.00</text:p>
          </table:table-cell>
          <table:table-cell table:style-name="ce42" table:formula="of:=[.D40]*[.F40]" office:value-type="float" office:value="35" calcext:value-type="float">
            <text:p>$35.00</text:p>
          </table:table-cell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Cost drops to 18.50 for 50 boards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formal coat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" calcext:value-type="float">
            <text:p>$1.00</text:p>
          </table:table-cell>
          <table:table-cell table:style-name="ce42" table:formula="of:=[.D41]*[.F41]" office:value-type="float" office:value="1" calcext:value-type="float">
            <text:p>$1.00</text:p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42" table:formula="of:=[.D42]*[.F42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 table:number-columns-repeated="2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3"/>
          <table:table-cell table:style-name="ce42"/>
          <table:table-cell table:style-name="ce25" table:number-columns-repeated="5"/>
          <table:table-cell table:number-columns-repeated="1012"/>
        </table:table-row>
        <table:table-row table:style-name="ro3" table:number-rows-repeated="3">
          <table:table-cell table:style-name="ce25" table:number-columns-repeated="5"/>
          <table:table-cell table:style-name="ce42" table:number-columns-repeated="2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48]*[.F48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49]*[.F49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50]*[.F50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64" table:number-columns-repeated="5"/>
          <table:table-cell table:style-name="ce73"/>
          <table:table-cell table:style-name="ce73" table:formula="of:=[.D51]*[.F51]" office:value-type="float" office:value="0" calcext:value-type="float">
            <text:p/>
          </table:table-cell>
          <table:table-cell table:style-name="ce64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2]*[.F52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3]*[.F53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4]*[.F54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5]*[.F55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6]*[.F56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7]*[.F57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8]*[.F58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9]*[.F59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0]*[.F60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1]*[.F61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2]*[.F62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3]*[.F63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4]*[.F64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5]*[.F65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6]*[.F66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7]*[.F67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8]*[.F68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9]*[.F69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70]*[.F70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71]*[.F71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ypical Parts'.A3:'Typical Parts'.L50">
            <calcext:condition calcext:apply-style-name="Background Even Colour" calcext:value="formula-is(ISEVEN(ROW()))" calcext:base-cell-address="'Typical Parts'.A3"/>
            <calcext:condition calcext:apply-style-name="Background Odd Colour" calcext:value="formula-is(ISODD(ROW()))" calcext:base-cell-address="'Typical Parts'.A3"/>
            <calcext:condition calcext:apply-style-name="Accent" calcext:value="=0" calcext:base-cell-address="'Typical Parts'.A3"/>
          </calcext:conditional-format>
        </calcext:conditional-formats>
      </table:table>
      <table:table table:name="PCB Errata" table:style-name="ta1">
        <table:table-column table:style-name="co7" table:default-cell-style-name="ce106"/>
        <table:table-column table:style-name="co8" table:default-cell-style-name="ce97"/>
        <table:table-column table:style-name="co9" table:default-cell-style-name="ce97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CB ERRATA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17"/>
        </table:table-row>
        <table:table-row table:style-name="ro3">
          <table:table-cell table:style-name="ce107" office:value-type="string" calcext:value-type="string">
            <text:p>Description</text:p>
          </table:table-cell>
          <table:table-cell table:style-name="ce109" office:value-type="string" calcext:value-type="string">
            <text:p>Comment</text:p>
          </table:table-cell>
          <table:table-cell table:style-name="ce109" office:value-type="string" calcext:value-type="string">
            <text:p>Resolution</text:p>
          </table:table-cell>
          <table:table-cell table:style-name="ce81" table:number-columns-repeated="1014"/>
        </table:table-row>
        <table:table-row table:style-name="ro3" table:number-rows-repeated="1048572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5:34:08.815809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21:24.883773620</meta:creation-date>
    <dc:date>2024-07-09T20:52:12.825132285</dc:date>
    <meta:editing-duration>P8DT15H20M57S</meta:editing-duration>
    <meta:editing-cycles>503</meta:editing-cycles>
    <meta:generator>LibreOffice/24.2.4.2$Linux_X86_64 LibreOffice_project/420$Build-2</meta:generator>
    <meta:document-statistic meta:table-count="3" meta:cell-count="458" meta:object-count="0"/>
  </office:meta>
</office:document-meta>
</file>